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officeooo:rsid="00eee252" officeooo:paragraph-rsid="00eee25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1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2" style:family="paragraph" style:parent-style-name="Standard">
      <style:text-properties fo:font-weight="bold" officeooo:paragraph-rsid="00fdea2b" style:font-weight-asian="bold" style:font-weight-complex="bold"/>
    </style:style>
    <style:style style:name="P13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4" style:family="paragraph" style:parent-style-name="Standard">
      <style:text-properties officeooo:rsid="00f413d5" officeooo:paragraph-rsid="00f413d5"/>
    </style:style>
    <style:style style:name="P15" style:family="paragraph" style:parent-style-name="Standard">
      <style:text-properties officeooo:rsid="00f413d5" officeooo:paragraph-rsid="00fdea2b"/>
    </style:style>
    <style:style style:name="P16" style:family="paragraph" style:parent-style-name="Standard">
      <style:text-properties officeooo:rsid="00f67873" officeooo:paragraph-rsid="00f67873"/>
    </style:style>
    <style:style style:name="P17" style:family="paragraph" style:parent-style-name="Standard">
      <style:text-properties officeooo:rsid="00f9674f" officeooo:paragraph-rsid="00f9674f"/>
    </style:style>
    <style:style style:name="P18" style:family="paragraph" style:parent-style-name="Standard">
      <style:text-properties officeooo:rsid="00fa8cea" officeooo:paragraph-rsid="00fa8cea"/>
    </style:style>
    <style:style style:name="P19" style:family="paragraph" style:parent-style-name="Standard">
      <style:text-properties officeooo:rsid="00fa8cea" officeooo:paragraph-rsid="00fc2862"/>
    </style:style>
    <style:style style:name="P20" style:family="paragraph" style:parent-style-name="Standard">
      <style:text-properties officeooo:paragraph-rsid="00fdea2b"/>
    </style:style>
    <style:style style:name="P21" style:family="paragraph" style:parent-style-name="Standard">
      <style:text-properties officeooo:rsid="00fdea2b" officeooo:paragraph-rsid="00fdea2b"/>
    </style:style>
    <style:style style:name="P22" style:family="paragraph" style:parent-style-name="Standard">
      <style:text-properties officeooo:rsid="010233a3" officeooo:paragraph-rsid="00f67873"/>
    </style:style>
    <style:style style:name="P23" style:family="paragraph" style:parent-style-name="Standard">
      <style:text-properties fo:color="#000000" style:font-name="Monospace" fo:font-size="10pt" officeooo:rsid="00eee252" officeooo:paragraph-rsid="00eee252" style:font-size-asian="10pt"/>
    </style:style>
    <style:style style:name="P24" style:family="paragraph" style:parent-style-name="Standard">
      <style:text-properties officeooo:rsid="01053114" officeooo:paragraph-rsid="01053114"/>
    </style:style>
    <style:style style:name="P25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26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27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8" style:family="paragraph" style:parent-style-name="Text_20_body">
      <style:text-properties officeooo:rsid="002d8f10" officeooo:paragraph-rsid="002d8f10"/>
    </style:style>
    <style:style style:name="P29" style:family="paragraph" style:parent-style-name="Text_20_body">
      <style:text-properties officeooo:rsid="0036a586" officeooo:paragraph-rsid="0036a586"/>
    </style:style>
    <style:style style:name="P30" style:family="paragraph" style:parent-style-name="Text_20_body">
      <style:text-properties officeooo:rsid="002dc4bf" officeooo:paragraph-rsid="002dc4bf"/>
    </style:style>
    <style:style style:name="P31" style:family="paragraph" style:parent-style-name="Text_20_body">
      <style:text-properties officeooo:rsid="00eee252" officeooo:paragraph-rsid="00eee252"/>
    </style:style>
    <style:style style:name="P32" style:family="paragraph" style:parent-style-name="Text_20_body">
      <style:text-properties officeooo:rsid="0103397f"/>
    </style:style>
    <style:style style:name="P33" style:family="paragraph" style:parent-style-name="Text_20_body">
      <style:text-properties officeooo:rsid="01053114" officeooo:paragraph-rsid="01053114"/>
    </style:style>
    <style:style style:name="P34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5" style:family="paragraph" style:parent-style-name="Text_20_body">
      <style:text-properties officeooo:rsid="0105ed22" officeooo:paragraph-rsid="0105ed22"/>
    </style:style>
    <style:style style:name="P36" style:family="paragraph" style:parent-style-name="Text_20_body">
      <style:text-properties officeooo:rsid="01078da0" officeooo:paragraph-rsid="01078da0"/>
    </style:style>
    <style:style style:name="P37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38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39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0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1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2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3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4" style:family="paragraph" style:parent-style-name="Text_20_body">
      <style:text-properties officeooo:rsid="010b38a6" officeooo:paragraph-rsid="010b38a6"/>
    </style:style>
    <style:style style:name="P45" style:family="paragraph" style:parent-style-name="Text_20_body">
      <style:text-properties officeooo:rsid="010cac32" officeooo:paragraph-rsid="010cac32"/>
    </style:style>
    <style:style style:name="P46" style:family="paragraph" style:parent-style-name="Text_20_body">
      <style:text-properties officeooo:rsid="010dd573" officeooo:paragraph-rsid="010dd573"/>
    </style:style>
    <style:style style:name="P47" style:family="paragraph" style:parent-style-name="Text_20_body">
      <style:text-properties officeooo:rsid="01113585" officeooo:paragraph-rsid="01113585"/>
    </style:style>
    <style:style style:name="P48" style:family="paragraph" style:parent-style-name="Text_20_body">
      <style:text-properties officeooo:rsid="01118dd6" officeooo:paragraph-rsid="01118dd6"/>
    </style:style>
    <style:style style:name="P49" style:family="paragraph" style:parent-style-name="Text_20_body">
      <style:text-properties officeooo:paragraph-rsid="01152188"/>
    </style:style>
    <style:style style:name="P50" style:family="paragraph" style:parent-style-name="Text_20_body">
      <style:text-properties officeooo:rsid="0116a2e7" officeooo:paragraph-rsid="0116a2e7"/>
    </style:style>
    <style:style style:name="P5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5" style:family="paragraph" style:parent-style-name="Standard" style:list-style-name="L1">
      <style:text-properties officeooo:rsid="00eee252" officeooo:paragraph-rsid="00eee252"/>
    </style:style>
    <style:style style:name="P56" style:family="paragraph" style:parent-style-name="Standard" style:list-style-name="L1">
      <style:text-properties officeooo:rsid="010f688b" officeooo:paragraph-rsid="010f688b"/>
    </style:style>
    <style:style style:name="P57" style:family="paragraph" style:parent-style-name="Standard" style:list-style-name="L1">
      <style:text-properties officeooo:rsid="01053114" officeooo:paragraph-rsid="01053114"/>
    </style:style>
    <style:style style:name="P58" style:family="paragraph" style:parent-style-name="Standard" style:list-style-name="L1">
      <style:text-properties officeooo:rsid="0116a2e7" officeooo:paragraph-rsid="0116a2e7"/>
    </style:style>
    <style:style style:name="P59" style:family="paragraph" style:parent-style-name="Standard" style:list-style-name="L1">
      <style:text-properties officeooo:rsid="01152188" officeooo:paragraph-rsid="0116a2e7"/>
    </style:style>
    <style:style style:name="P60" style:family="paragraph" style:parent-style-name="Standard">
      <style:text-properties fo:color="#000000"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61" style:family="paragraph" style:parent-style-name="Standard" style:master-page-name="First_20_Page">
      <style:paragraph-properties style:page-number="auto"/>
    </style:style>
    <style:style style:name="P62" style:family="paragraph" style:parent-style-name="Heading_20_1">
      <style:paragraph-properties fo:break-before="page"/>
      <style:text-properties officeooo:rsid="003596f7" officeooo:paragraph-rsid="003596f7"/>
    </style:style>
    <style:style style:name="P63" style:family="paragraph" style:parent-style-name="Heading_20_1">
      <style:paragraph-properties fo:break-before="page"/>
      <style:text-properties officeooo:rsid="00064816" officeooo:paragraph-rsid="00064816"/>
    </style:style>
    <style:style style:name="P64" style:family="paragraph" style:parent-style-name="Heading_20_1">
      <style:paragraph-properties fo:break-before="page"/>
      <style:text-properties officeooo:rsid="010233a3" officeooo:paragraph-rsid="010233a3"/>
    </style:style>
    <style:style style:name="P65" style:family="paragraph" style:parent-style-name="Heading_20_1">
      <style:paragraph-properties fo:break-before="page"/>
      <style:text-properties officeooo:rsid="0068dc13" officeooo:paragraph-rsid="0068dc13"/>
    </style:style>
    <style:style style:name="P66" style:family="paragraph" style:parent-style-name="Heading_20_3">
      <style:paragraph-properties fo:break-before="page"/>
    </style:style>
    <style:style style:name="P67" style:family="paragraph" style:parent-style-name="Heading_20_2">
      <style:text-properties officeooo:rsid="0036a586" officeooo:paragraph-rsid="0036a586"/>
    </style:style>
    <style:style style:name="P68" style:family="paragraph" style:parent-style-name="Heading_20_2">
      <style:text-properties officeooo:paragraph-rsid="008eead1"/>
    </style:style>
    <style:style style:name="P69" style:family="paragraph" style:parent-style-name="Heading_20_2">
      <style:paragraph-properties fo:break-before="page"/>
    </style:style>
    <style:style style:name="P70" style:family="paragraph" style:parent-style-name="Heading_20_2">
      <style:paragraph-properties fo:break-before="page"/>
      <style:text-properties officeooo:rsid="01053114" officeooo:paragraph-rsid="01053114"/>
    </style:style>
    <style:style style:name="P71" style:family="paragraph" style:parent-style-name="Heading_20_2">
      <style:paragraph-properties fo:break-before="page"/>
      <style:text-properties officeooo:rsid="01113585" officeooo:paragraph-rsid="01113585"/>
    </style:style>
    <style:style style:name="P72" style:family="paragraph" style:parent-style-name="Heading_20_2">
      <style:paragraph-properties fo:break-before="page"/>
      <style:text-properties officeooo:rsid="01152188" officeooo:paragraph-rsid="01152188"/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05ed22"/>
    </style:style>
    <style:style style:name="T12" style:family="text">
      <style:text-properties officeooo:rsid="0114633f"/>
    </style:style>
    <style:style style:name="T13" style:family="text">
      <style:text-properties officeooo:rsid="01146522"/>
    </style:style>
    <style:style style:name="T14" style:family="text">
      <style:text-properties officeooo:rsid="0116a2e7"/>
    </style:style>
    <style:style style:name="T15" style:family="text">
      <style:text-properties fo:color="#000000"/>
    </style:style>
    <style:style style:name="T16" style:family="text">
      <style:text-properties fo:color="#000000" officeooo:rsid="0116a2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1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2"><text:a xlink:type="simple" xlink:href="#__RefHeading___Toc467_918909501" text:style-name="Index_20_Link" text:visited-style-name="Index_20_Link">Über dieses Dokument<text:tab/>3</text:a></text:p>
          <text:p text:style-name="P53"><text:a xlink:type="simple" xlink:href="#__RefHeading___Toc469_918909501" text:style-name="Index_20_Link" text:visited-style-name="Index_20_Link">Zielgruppe<text:tab/>3</text:a></text:p>
          <text:p text:style-name="P52"><text:a xlink:type="simple" xlink:href="#__RefHeading___Toc177_1047507027" text:style-name="Index_20_Link" text:visited-style-name="Index_20_Link">Übersicht der neuen Features<text:tab/>4</text:a></text:p>
          <text:p text:style-name="P52"><text:a xlink:type="simple" xlink:href="#__RefHeading__1486_1705786087" text:style-name="Index_20_Link" text:visited-style-name="Index_20_Link">Detailbeschreibung der neuen Features<text:tab/>5</text:a></text:p>
          <text:p text:style-name="P53"><text:a xlink:type="simple" xlink:href="#__RefHeading__1488_1705786087" text:style-name="Index_20_Link" text:visited-style-name="Index_20_Link">„Banner“ Klasse hinzugefügt<text:tab/>5</text:a></text:p>
          <text:p text:style-name="P54"><text:a xlink:type="simple" xlink:href="#__RefHeading__1490_1705786087" text:style-name="Index_20_Link" text:visited-style-name="Index_20_Link">„Banners“ Klasse hinzugefügt<text:tab/>6</text:a></text:p>
          <text:p text:style-name="P53"><text:a xlink:type="simple" xlink:href="#__RefHeading__428_1415764677" text:style-name="Index_20_Link" text:visited-style-name="Index_20_Link">Shell-Script „sinfo.php“ hinzugefügt<text:tab/>7</text:a></text:p>
          <text:p text:style-name="P53"><text:a xlink:type="simple" xlink:href="#__RefHeading__377_1415764677" text:style-name="Index_20_Link" text:visited-style-name="Index_20_Link">Shell-Script sremove.php hinzugefügt<text:tab/>8</text:a></text:p>
          <text:p text:style-name="P53"><text:a xlink:type="simple" xlink:href="#__RefHeading__447_1415764677" text:style-name="Index_20_Link" text:visited-style-name="Index_20_Link">Shell-Script „version.php“ hinzugefügt<text:tab/>9</text:a></text:p>
          <text:p text:style-name="P53"><text:a xlink:type="simple" xlink:href="#__RefHeading__490_1483748278" text:style-name="Index_20_Link" text:visited-style-name="Index_20_Link">Funktion containsModule() zur Klasse Page hinzugefügt<text:tab/>10</text:a></text:p>
          <text:p text:style-name="P52"><text:a xlink:type="simple" xlink:href="#__RefHeading__739_824205956" text:style-name="Index_20_Link" text:visited-style-name="Index_20_Link">Sonstige Änderungen<text:tab/>11</text:a></text:p>
          <text:p text:style-name="P53"><text:a xlink:type="simple" xlink:href="#__RefHeading___Toc439_918909501" text:style-name="Index_20_Link" text:visited-style-name="Index_20_Link">Änderungen der Datenbankstruktur<text:tab/>11</text:a></text:p>
          <text:p text:style-name="P53"><text:a xlink:type="simple" xlink:href="#__RefHeading__483_502144810" text:style-name="Index_20_Link" text:visited-style-name="Index_20_Link">Änderungen der API<text:tab/>11</text:a></text:p>
        </text:index-body>
      </text:table-of-content>
      <text:p text:style-name="Text_20_body"/>
      <text:h text:style-name="P62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67" text:outline-level="2"><text:bookmark-start text:name="__RefHeading___Toc469_918909501"/>Zielgruppe<text:bookmark-end text:name="__RefHeading___Toc469_918909501"/></text:h>
      <text:p text:style-name="P29">Zielgruppe dieses Dokuments sind Systemadministratoren, Webentwickler und Endanwender von UliCMS.</text:p>
      <text:h text:style-name="P63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8936934387275019735" text:style-name="L1">
        <text:list-item>
          <text:p text:style-name="P55">Klassen Banner und Banners hinzugefügt</text:p>
        </text:list-item>
        <text:list-item>
          <text:p text:style-name="P56">Shell-<text:span text:style-name="T14">S</text:span>cript sinfo.php hinzugefügt</text:p>
        </text:list-item>
        <text:list-item>
          <text:p text:style-name="P57">Shell-<text:span text:style-name="T14">S</text:span>cript sremove.php hinzugefügt</text:p>
        </text:list-item>
        <text:list-item>
          <text:p text:style-name="P58">Shell-Script version.php hinzugefügt</text:p>
        </text:list-item>
        <text:list-item>
          <text:p text:style-name="P59">Funktion containsModule() zur Klasse Page hinzugefügt</text:p>
        </text:list-item>
      </text:list>
      <text:p text:style-name="P8"/>
      <text:h text:style-name="P64" text:outline-level="1"><text:bookmark-start text:name="__RefHeading__1486_1705786087"/>Detailbeschreibung der neuen Features<text:bookmark-end text:name="__RefHeading__1486_1705786087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31">Die Klasse Banner wurde hinzugefügt.<text:line-break/>Diese ermöglicht, Banner programmatisch zu erstellen, zu bearbeiten und zu löschen.</text:p>
      <text:p text:style-name="P31">Die Banner Klasse hat die folgenden Funktionen:</text:p>
      <text:p text:style-name="P9">$banner-&gt;loadByID($id)</text:p>
      <text:p text:style-name="Standard">Banner mit der ID laden.</text:p>
      <text:p text:style-name="Standard"/>
      <text:p text:style-name="P9">$banner-&gt;loadRandom()</text:p>
      <text:p text:style-name="Standard">Zufälligen Banner laden</text:p>
      <text:p text:style-name="Standard"/>
      <text:p text:style-name="P9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9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10">$banner-&gt;save()</text:p>
      <text:p text:style-name="P14">Wenn id = null ist, wird ein Insert durchgeführt, ansonsten ein Update</text:p>
      <text:p text:style-name="P14"/>
      <text:p text:style-name="P11">$banner-&gt;create()</text:p>
      <text:p text:style-name="P16">Führt ein SQL Insert durch</text:p>
      <text:p text:style-name="P14"/>
      <text:p text:style-name="P11">$banner-&gt;update()</text:p>
      <text:p text:style-name="P16">Führt ein SQL Update durch.</text:p>
      <text:p text:style-name="Standard"/>
      <text:p text:style-name="P9">$banner-&gt;delete()</text:p>
      <text:p text:style-name="Standard">Löscht den Datensatz, sofern dieser eine ID hat.</text:p>
      <text:p text:style-name="P16"/>
      <text:p text:style-name="P22"/>
      <text:h text:style-name="P66" text:outline-level="3"><text:bookmark-start text:name="__RefHeading__1490_1705786087"/>„Banner<text:span text:style-name="T8">s</text:span>“ Klasse hinzugefügt<text:bookmark-end text:name="__RefHeading__1490_1705786087"/></text:h>
      <text:p text:style-name="P18">Desweiteren wurde die Klasse Banners (Mehrzahl) hinzugefügt.</text:p>
      <text:p text:style-name="P21">Diese Funktionen geben jeweils Arrays mit Banner Objekten zurück.</text:p>
      <text:p text:style-name="P17"/>
      <text:p text:style-name="P9"><text:span text:style-name="T5">Banners::</text:span>getAll($order = "id")</text:p>
      <text:p text:style-name="P19">Alle Banner als Array zurückgeben, geordnet nach der Spalte $order.</text:p>
      <text:p text:style-name="Standard"/>
      <text:p text:style-name="P9">Banners::getByLanguage($language, $order = "language")</text:p>
      <text:p text:style-name="P20">Alle Banner <text:span text:style-name="T6">mit der Sprache $language als Array </text:span>zurückgeben, geordnet nach der Spalte $order.</text:p>
      <text:p text:style-name="P20"/>
      <text:p text:style-name="P12">Banners::getBy<text:span text:style-name="T7">Type</text:span>($<text:span text:style-name="T7">type</text:span>, $order = "language")</text:p>
      <text:p text:style-name="P20">Alle Banner <text:span text:style-name="T6">mit dem Typ $type als Array </text:span>zurückgeben, geordnet nach der Spalte $order.</text:p>
      <text:p text:style-name="P20"/>
      <text:p text:style-name="P20"/>
      <text:p text:style-name="P20"/>
      <text:h text:style-name="P69" text:outline-level="2"><text:bookmark-start text:name="__RefHeading__428_1415764677"/>Shell-S<text:span text:style-name="T13">c</text:span>ript „sinfo.php“ hinzugefügt<text:bookmark-end text:name="__RefHeading__428_1415764677"/></text:h>
      <text:p text:style-name="P44">Das Shell-S<text:span text:style-name="T13">c</text:span>ript sinfo.php wurde hinzugefügt.</text:p>
      <text:p text:style-name="P44">Dieses gibt eine Liste aller installieren Module und/oder Themes inklusive Versionsnummer zurück.</text:p>
      <text:p text:style-name="P45">Es hat die folgende Syntax:</text:p>
      <text:p text:style-name="P39">$ ulicms/shell/sinfo.php [all|modules|themes]</text:p>
      <text:p text:style-name="P45">Das Dollar-Zeichen steht für den Eingabeprompt und darf nicht mit abgetippt werden.</text:p>
      <text:p text:style-name="P45"><text:span text:style-name="T10">sinfo.php</text:span> hat einen optional Parameter der „all“, „modules“, oder „themes“ sein kann, wobei „all“ der Standardwert ist.</text:p>
      <text:p text:style-name="P46">Der folgende Befehls-Syntax</text:p>
      <text:p text:style-name="P40">$ ulicms/shell/sinfo.php all</text:p>
      <text:p text:style-name="P46">gibt beispielsweise folgendes aus:</text:p>
      <text:p text:style-name="P41">Modules: </text:p>
      <text:p text:style-name="P41">- fortune 0.0.5 </text:p>
      <text:p text:style-name="P41">- pfbc_sample 9.0.2 </text:p>
      <text:p text:style-name="P41">- slicknav 1.0.2 </text:p>
      <text:p text:style-name="P41"/>
      <text:p text:style-name="P41">3 modules total </text:p>
      <text:p text:style-name="P41">________________________________________ </text:p>
      <text:p text:style-name="P41"/>
      <text:p text:style-name="P41">Themes: </text:p>
      <text:p text:style-name="P41">- 2016 1.0.3 </text:p>
      <text:p text:style-name="P41"/>
      <text:p text:style-name="P41">1 themes total </text:p>
      <text:p text:style-name="P41"/>
      <text:p text:style-name="Text_20_body"/>
      <text:h text:style-name="P70" text:outline-level="2"><text:bookmark-start text:name="__RefHeading__377_1415764677"/>Shell-S<text:span text:style-name="T13">c</text:span>ript sremove.php hinzugefügt<text:bookmark-end text:name="__RefHeading__377_1415764677"/></text:h>
      <text:p text:style-name="P33">Das Shell-<text:span text:style-name="T13">S</text:span>cript <text:span text:style-name="T9">shell/sremove.php</text:span> wurde hinzugefügt.<text:line-break/>Dieses ermöglicht Module und Templates zu deinstallieren.</text:p>
      <text:p text:style-name="P34">Es hat die folgende Befehls-Syntax:</text:p>
      <text:p text:style-name="P38"><text:span text:style-name="T11">$ </text:span>ulicms/shell/sremove.php [module|theme] package1 package2 package3</text:p>
      <text:p text:style-name="P15"/>
      <text:p text:style-name="P13">Beispiele:</text:p>
      <text:p text:style-name="P24"/>
      <text:p text:style-name="P37"><text:span text:style-name="T11">$ </text:span>ulicms/shell/sremove.php <text:span text:style-name="T11">module kontaktformular fortune jquery_tablesorter</text:span></text:p>
      <text:p text:style-name="P37"><text:span text:style-name="T11">$ </text:span>ulicms/shell/sremove.php <text:span text:style-name="T11">template cleanblue</text:span></text:p>
      <text:p text:style-name="P35"/>
      <text:p text:style-name="P35">Das Dollerzeichen steht für den Prompt der Kommanodzeile und darf nicht mit eingegeben werden.</text:p>
      <text:p text:style-name="P36">Bitte beachten Sie, dass Shellscripts mit einem anderen Account als der Webserver laufen.<text:line-break/>Wenn die Dateien für den Shelluser nicht beschreibbar sind, schlägt <text:span text:style-name="T10">sremove</text:span> fehl.</text:p>
      <text:p text:style-name="P24"/>
      <text:p text:style-name="P24"/>
      <text:p text:style-name="P23"/>
      <text:p text:style-name="P31"/>
      <text:h text:style-name="P71" text:outline-level="2"><text:bookmark-start text:name="__RefHeading__447_1415764677"/>Shell-<text:span text:style-name="T12">S</text:span>cript „version.php“ hinzugefügt<text:bookmark-end text:name="__RefHeading__447_1415764677"/></text:h>
      <text:p text:style-name="P47">Das Shell-<text:span text:style-name="T12">S</text:span>cript shell/version.php wurde hinzugefügt. Dieses hat keine Parameter und gibt die Version der UliCMS Installation zurück.</text:p>
      <text:p text:style-name="P47">Der Befehlsaufrauf</text:p>
      <text:p text:style-name="P42">$ shell/version.php</text:p>
      <text:p text:style-name="P48">Gibt eine Zeichenkette wie</text:p>
      <text:p text:style-name="P43">UliCMS Release 9.8.3 </text:p>
      <text:p text:style-name="P48">zurück.</text:p>
      <text:h text:style-name="P72" text:outline-level="2"><text:bookmark-start text:name="__RefHeading__490_1483748278"/>Funktion containsModule<text:span text:style-name="T14">()</text:span> zur Klasse Page hinzugefügt<text:bookmark-end text:name="__RefHeading__490_1483748278"/></text:h>
      <text:p text:style-name="P50">Es wurde die Funktion containsModule zur Klasse Page hinzugefügt.</text:p>
      <text:p text:style-name="P50">Die Funktion hat einen Parameter, den optionalen Parameter $module.<text:line-break/>Der Name eines Moduls kann als Parameter übergeben werden, um zu prüfen, ob die Seite ein bestimmtes Modul enthält.</text:p>
      <text:p text:style-name="P50">Diese ist wie im folgenden Beispiel zu nutzen</text:p>
      <text:p text:style-name="P25"><text:span text:style-name="T16">$page = ContentFactory::</text:span><text:span text:style-name="T15">loadBySystemnameAndLanguage</text:span><text:span text:style-name="T16">(„willkommen“, „de“);</text:span></text:p>
      <text:p text:style-name="P26"/>
      <text:p text:style-name="P60">if($page-&gt;containsModule()){</text:p>
      <text:p text:style-name="P27"><text:s text:c="5"/>echo „Seite enthält ein Modul.“;</text:p>
      <text:p text:style-name="P60">}</text:p>
      <text:p text:style-name="P60"/>
      <text:p text:style-name="P60">if($page-&gt;containsModule(„blog“)){</text:p>
      <text:p text:style-name="P27"><text:s text:c="5"/>echo „Seite enthält das Modul blog.“;</text:p>
      <text:p text:style-name="P60">}</text:p>
      <text:p text:style-name="P49"/>
      <text:h text:style-name="P65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8">In dieser Version wurden keine Änderungen an der Datenbank vorgenommen.</text:p>
      <text:p text:style-name="P30">Das update-Skript <text:span text:style-name="T1">im Upgrade-Paket </text:span>dient lediglich dazu, die Liste der installed_patches zurückzusetzen.</text:p>
      <text:p text:style-name="P30"/>
      <text:h text:style-name="P68" text:outline-level="2"><text:bookmark-start text:name="__RefHeading__483_502144810"/>Änderungen der API<text:bookmark-end text:name="__RefHeading__483_502144810"/></text:h>
      <text:p text:style-name="P32">An der API wurden des weiteren die folgenden Änderungen durchgeführt.</text:p>
      <text:p text:style-name="Standard">Die folgende Funktion ist nun statisch:</text:p>
      <text:p text:style-name="P9">ContentFactory::loadBySystemnameAndLanguage($name, $languag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13T15:09:02.425962374">13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6H49M38S</meta:editing-duration>
    <meta:editing-cycles>258</meta:editing-cycles>
    <meta:generator>LibreOffice/4.2.8.2$Linux_x86 LibreOffice_project/420m0$Build-2</meta:generator>
    <dc:date>2016-03-13T15:09:02.338499680</dc:date>
    <dc:creator>Ulrich Schmidt</dc:creator>
    <meta:document-statistic meta:table-count="0" meta:image-count="2" meta:object-count="0" meta:page-count="11" meta:paragraph-count="113" meta:word-count="611" meta:character-count="4835" meta:non-whitespace-character-count="4321"/>
  </office:meta>
</office:document-meta>
</file>